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TIX MathJax Main" svg:font-family="'STIX MathJax Main'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181182" officeooo:paragraph-rsid="00181182"/>
    </style:style>
    <style:style style:name="P2" style:family="paragraph" style:parent-style-name="Standard">
      <style:text-properties fo:font-size="12pt" officeooo:rsid="00181182" officeooo:paragraph-rsid="00181182" style:font-size-asian="10.5pt" style:font-size-complex="12pt"/>
    </style:style>
    <style:style style:name="P3" style:family="paragraph" style:parent-style-name="Standard">
      <style:text-properties fo:font-size="12pt" officeooo:rsid="00181182" officeooo:paragraph-rsid="0018e8b8" style:font-size-asian="10.5pt" style:font-size-complex="12pt"/>
    </style:style>
    <style:style style:name="P4" style:family="paragraph" style:parent-style-name="Standard">
      <style:text-properties officeooo:paragraph-rsid="0018e8b8"/>
    </style:style>
    <style:style style:name="P5" style:family="paragraph" style:parent-style-name="Standard">
      <style:text-properties officeooo:rsid="0018e8b8" officeooo:paragraph-rsid="0018e8b8"/>
    </style:style>
    <style:style style:name="P6" style:family="paragraph" style:parent-style-name="Standard">
      <style:text-properties officeooo:rsid="0019f62e" officeooo:paragraph-rsid="0019f62e"/>
    </style:style>
    <style:style style:name="P7" style:family="paragraph" style:parent-style-name="Standard" style:list-style-name="L10">
      <style:text-properties officeooo:rsid="0019f62e" officeooo:paragraph-rsid="0019f62e"/>
    </style:style>
    <style:style style:name="P8" style:family="paragraph" style:parent-style-name="Standard">
      <style:text-properties officeooo:paragraph-rsid="0019f62e"/>
    </style:style>
    <style:style style:name="P9" style:family="paragraph" style:parent-style-name="Standard" style:list-style-name="L10">
      <style:text-properties officeooo:paragraph-rsid="0019f62e"/>
    </style:style>
    <style:style style:name="T1" style:family="text">
      <style:text-properties style:font-name="STIX MathJax Main"/>
    </style:style>
    <style:style style:name="T2" style:family="text">
      <style:text-properties style:font-name="STIX MathJax Main" fo:font-size="15pt" style:font-size-asian="13.1000003814697pt" style:font-size-complex="15pt"/>
    </style:style>
    <style:style style:name="T3" style:family="text">
      <style:text-properties style:font-name="STIX MathJax Main" fo:font-size="12pt" style:font-size-asian="10.5pt" style:font-size-complex="12pt"/>
    </style:style>
    <style:style style:name="T4" style:family="text">
      <style:text-properties style:font-name="STIX MathJax Main" fo:font-size="12pt" officeooo:rsid="0018e8b8" style:font-size-asian="10.5pt" style:font-size-complex="12pt"/>
    </style:style>
    <style:style style:name="T5" style:family="text">
      <style:text-properties style:font-name="STIX MathJax Main" fo:font-size="12pt" officeooo:rsid="0019f62e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9.09.24 <text:s text:c="62"/><text:span text:style-name="T2">Git</text:span></text:p>
      <text:p text:style-name="P1"><text:span text:style-name="T2"/></text:p>
      <text:p text:style-name="P2"><text:span text:style-name="T1">VCS — программное обеспечение для облегчения работы с именяющейся информацией( отслеживает изменения)</text:span></text:p>
      <text:p text:style-name="P2"><text:span text:style-name="T1"/></text:p>
      <text:p text:style-name="P2"><text:span text:style-name="T1">Repository — место хранения файлов</text:span></text:p>
      <text:p text:style-name="P2"><text:span text:style-name="T1"/></text:p>
      <text:p text:style-name="P3"><text:span text:style-name="T1">Commit — объект, в котором содержится описание изменений, которые <text:s/></text:span></text:p>
      <text:p text:style-name="P3"><text:span text:style-name="T1">были внесены в код</text:span></text:p>
      <text:p text:style-name="P4"><text:span text:style-name="T4"/></text:p>
      <text:p text:style-name="P4"><text:span text:style-name="T4"/></text:p>
      <text:p text:style-name="P4"><text:span text:style-name="T4">Первое поколение: </text:span></text:p>
      <text:p text:style-name="P4"><text:span text:style-name="T4"><text:tab/>Локальное — все на одном устройстве, остальные не имеют доступ, <text:tab/>можно все потерять.</text:span></text:p>
      <text:p text:style-name="P5"><text:span text:style-name="T3">Второе поколение:</text:span></text:p>
      <text:p text:style-name="P5"><text:span text:style-name="T3"><text:tab/>Централизованое — Удобней управлять, но все зависят от сервера.</text:span></text:p>
      <text:p text:style-name="P5"><text:span text:style-name="T3">Третье поколение:</text:span></text:p>
      <text:p text:style-name="P5"><text:span text:style-name="T3"><text:tab/>Распределенное — Работа в команде, нету утери файлов, хуже <text:tab/>контроль.</text:span></text:p>
      <text:p text:style-name="P5"><text:span text:style-name="T3"/></text:p>
      <text:p text:style-name="P5"><text:span text:style-name="T3"/></text:p>
      <text:list text:style-name="L10">
        <text:list-item>
          <text:p text:style-name="P7"><text:span text:style-name="T3">Сохранение изменений и восстановление утерянных данных</text:span></text:p>
        </text:list-item>
        <text:list-item>
          <text:p text:style-name="P9"><text:span text:style-name="T5">Работа в команде: избегание ошибок и отслеживание прогресса работы</text:span></text:p>
        </text:list-item>
      </text:list>
      <text:p text:style-name="P8"><text:span text:style-name="T5"/></text:p>
      <text:p text:style-name="P8"><text:span text:style-name="T5"/></text:p>
      <text:p text:style-name="P6"><text:span text:style-name="T3">Git создан Linus Torvalds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TIX MathJax Main" svg:font-family="'STIX MathJax Main'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0:28:13.606411748</meta:creation-date>
    <dc:date>2024-09-09T11:21:26.219053717</dc:date>
    <meta:editing-duration>PT16M14S</meta:editing-duration>
    <meta:editing-cycles>1</meta:editing-cycles>
    <meta:document-statistic meta:table-count="0" meta:image-count="0" meta:object-count="0" meta:page-count="1" meta:paragraph-count="14" meta:word-count="85" meta:character-count="714" meta:non-whitespace-character-count="569"/>
    <meta:generator>LibreOffice/24.2.4.1$Linux_X86_64 LibreOffice_project/420$Build-1</meta:generator>
  </office:meta>
</office:document-meta>
</file>